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end="Arrow" draw:marker-end-width="0.19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333333" draw:fill="solid" draw:fill-color="#333333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3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draw:marker-start-width="0.245cm" draw:marker-end-width="0.245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cm" fo:min-width="0cm" fo:padding-top="0.14cm" fo:padding-bottom="0.14cm" fo:padding-left="0.265cm" fo:padding-right="0.265cm"/>
    </style:style>
    <style:style style:name="gr8" style:family="graphic" style:parent-style-name="standard">
      <style:graphic-properties svg:stroke-width="0.03cm" svg:stroke-color="#000000" draw:marker-start="Arrow" draw:marker-start-width="0.19cm" draw:marker-end="Arrow" draw:marker-end-width="0.19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3cm" draw:fill="none" draw:fill-color="#ffffff" draw:textarea-horizontal-align="center" draw:textarea-vertical-align="middle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3cm" draw:marker-end="Arrow" draw:marker-end-width="0.19cm" draw:fill="none" draw:fill-color="#ffffff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svg:stroke-width="0.03cm" draw:fill="solid" draw:fill-color="#000000" draw:textarea-horizontal-align="center" draw:textarea-vertical-align="middle" fo:padding-top="0.14cm" fo:padding-bottom="0.14cm" fo:padding-left="0.265cm" fo:padding-right="0.265cm" draw:shadow="hidden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0pt"/>
    </style:style>
    <style:style style:name="P6" style:family="paragraph">
      <style:text-properties fo:font-size="14pt"/>
    </style:style>
    <style:style style:name="P7" style:family="paragraph">
      <style:text-properties fo:font-size="9pt"/>
    </style:style>
    <style:style style:name="P8" style:family="paragraph">
      <style:paragraph-properties fo:text-align="center"/>
      <style:text-properties fo:font-size="9pt"/>
    </style:style>
    <style:style style:name="P9" style:family="paragraph">
      <style:paragraph-properties fo:margin-left="0cm" fo:margin-right="0cm" fo:text-align="center" fo:text-indent="0cm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family="'Standard Symbols L'" style:font-style-name="Regular" style:font-pitch="variable" style:font-charset="x-symbol" fo:font-size="14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3" style:family="text">
      <style:text-properties fo:font-family="Arial" style:font-style-name="Regular" style:font-family-generic="swiss" style:font-pitch="variable" fo:font-size="9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office:forms form:automatic-focus="false" form:apply-design-mode="false"/>
        <draw:g>
          <draw:g>
            <draw:line draw:style-name="gr1" draw:text-style-name="P1" draw:layer="layout" svg:x1="0.055cm" svg:y1="0.798cm" svg:x2="3.687cm" svg:y2="0.798cm">
              <text:p/>
            </draw:line>
            <draw:g>
              <draw:g>
                <draw:g>
                  <draw:rect draw:style-name="gr2" draw:text-style-name="P1" draw:layer="layout" svg:width="2.143cm" svg:height="1.505cm" svg:x="5.443cm" svg:y="0.079cm">
                    <text:p/>
                  </draw:rect>
                  <draw:rect draw:style-name="gr3" draw:text-style-name="P1" draw:layer="layout" svg:width="2.143cm" svg:height="1.505cm" svg:x="5.394cm" svg:y="0.032cm">
                    <text:p/>
                  </draw:rect>
                </draw:g>
              </draw:g>
              <draw:frame draw:style-name="gr4" draw:text-style-name="P1" draw:layer="layout" svg:width="1.891cm" svg:height="1.039cm" svg:x="5.568cm" svg:y="0.289cm">
                <draw:text-box>
                  <text:p text:style-name="P2"><text:span text:style-name="T1">low-pass</text:span></text:p>
                  <text:p text:style-name="P2"><text:span text:style-name="T1">filter</text:span></text:p>
                </draw:text-box>
              </draw:frame>
            </draw:g>
            <draw:g>
              <draw:rect draw:style-name="gr5" draw:text-style-name="P3" draw:layer="layout" svg:width="1.016cm" svg:height="0.494cm" svg:x="3.54cm" svg:y="4.107cm">
                <text:p/>
              </draw:rect>
              <draw:frame draw:style-name="gr4" draw:text-style-name="P5" draw:layer="layout" svg:width="0.955cm" svg:height="0.645cm" svg:x="3.577cm" svg:y="4.032cm">
                <draw:text-box>
                  <text:p text:style-name="P4"><text:span text:style-name="T1">sin</text:span></text:p>
                </draw:text-box>
              </draw:frame>
            </draw:g>
            <draw:g>
              <draw:g>
                <draw:g>
                  <draw:g>
                    <draw:rect draw:style-name="gr3" draw:text-style-name="P1" draw:layer="layout" svg:width="2.143cm" svg:height="1.505cm" svg:x="1.156cm" svg:y="2.501cm" draw:corner-radius="0.5cm">
                      <text:p/>
                    </draw:rect>
                  </draw:g>
                </draw:g>
              </draw:g>
              <draw:frame draw:style-name="gr4" draw:text-style-name="P1" draw:layer="layout" svg:width="2.077cm" svg:height="1.039cm" svg:x="1.231cm" svg:y="2.734cm">
                <draw:text-box>
                  <text:p text:style-name="P2"><text:span text:style-name="T1">subcarrier</text:span></text:p>
                  <text:p text:style-name="P2"><text:span text:style-name="T1">frequency</text:span></text:p>
                </draw:text-box>
              </draw:frame>
            </draw:g>
            <draw:g>
              <draw:circle draw:style-name="gr6" draw:text-style-name="P1" draw:layer="layout" svg:width="0.7cm" svg:height="0.7cm" svg:x="3.689cm" svg:y="0.426cm">
                <text:p/>
              </draw:circle>
              <draw:frame draw:style-name="gr4" draw:text-style-name="P6" draw:layer="layout" svg:width="0.773cm" svg:height="0.903cm" svg:x="3.654cm" svg:y="0.29cm">
                <draw:text-box>
                  <text:p text:style-name="P4"><text:span text:style-name="T2"></text:span></text:p>
                </draw:text-box>
              </draw:frame>
            </draw:g>
            <draw:g>
              <draw:frame draw:style-name="gr4" draw:text-style-name="P5" draw:layer="layout" svg:width="1.048cm" svg:height="0.645cm" svg:x="3.505cm" svg:y="1.912cm">
                <draw:text-box>
                  <text:p text:style-name="P4"><text:span text:style-name="T1">cos</text:span></text:p>
                </draw:text-box>
              </draw:frame>
              <draw:rect draw:style-name="gr5" draw:text-style-name="P3" draw:layer="layout" svg:width="1.016cm" svg:height="0.494cm" svg:x="3.517cm" svg:y="1.987cm">
                <text:p/>
              </draw:rect>
              <draw:frame draw:style-name="gr4" draw:text-style-name="P5" draw:layer="layout" svg:width="1.048cm" svg:height="0.645cm" svg:x="3.505cm" svg:y="1.912cm">
                <draw:text-box>
                  <text:p text:style-name="P4"><text:span text:style-name="T1">cos</text:span></text:p>
                </draw:text-box>
              </draw:frame>
            </draw:g>
            <draw:g>
              <draw:circle draw:style-name="gr6" draw:text-style-name="P1" draw:layer="layout" svg:width="0.7cm" svg:height="0.7cm" svg:x="3.678cm" svg:y="5.449cm">
                <text:p/>
              </draw:circle>
              <draw:frame draw:style-name="gr4" draw:text-style-name="P6" draw:layer="layout" svg:width="0.773cm" svg:height="0.903cm" svg:x="3.643cm" svg:y="5.313cm">
                <draw:text-box>
                  <text:p text:style-name="P4"><text:span text:style-name="T2"></text:span></text:p>
                </draw:text-box>
              </draw:frame>
            </draw:g>
            <draw:g>
              <draw:circle draw:style-name="gr6" draw:text-style-name="P1" draw:layer="layout" svg:width="0.7cm" svg:height="0.7cm" svg:x="5.036cm" svg:y="8.221cm">
                <text:p/>
              </draw:circle>
              <draw:frame draw:style-name="gr4" draw:text-style-name="P6" draw:layer="layout" svg:width="0.773cm" svg:height="0.903cm" svg:x="4.759cm" svg:y="7.507cm">
                <draw:text-box>
                  <text:p text:style-name="P4"><text:span text:style-name="T2"></text:span></text:p>
                </draw:text-box>
              </draw:frame>
              <draw:frame draw:style-name="gr7" draw:text-style-name="P7" draw:layer="layout" svg:width="0.714cm" svg:height="0.637cm" svg:x="4.509cm" svg:y="8.461cm">
                <draw:text-box>
                  <text:p text:style-name="P4"><text:span text:style-name="T3">–</text:span></text:p>
                </draw:text-box>
              </draw:frame>
            </draw:g>
            <draw:line draw:style-name="gr1" draw:text-style-name="P1" draw:layer="layout" svg:x1="4.399cm" svg:y1="0.791cm" svg:x2="5.406cm" svg:y2="0.791cm">
              <text:p/>
            </draw:line>
            <draw:line draw:style-name="gr1" draw:text-style-name="P1" draw:layer="layout" svg:x1="4.383cm" svg:y1="5.8cm" svg:x2="5.39cm" svg:y2="5.8cm">
              <text:p/>
            </draw:line>
            <draw:line draw:style-name="gr8" draw:text-style-name="P1" draw:layer="layout" svg:x1="4.039cm" svg:y1="4.119cm" svg:x2="4.039cm" svg:y2="2.475cm">
              <text:p/>
            </draw:line>
            <draw:line draw:style-name="gr9" draw:text-style-name="P8" draw:layer="layout" svg:x1="3.288cm" svg:y1="3.279cm" svg:x2="4.037cm" svg:y2="3.279cm">
              <text:p/>
            </draw:line>
            <draw:line draw:style-name="gr1" draw:text-style-name="P1" draw:layer="layout" svg:x1="4.038cm" svg:y1="1.98cm" svg:x2="4.037cm" svg:y2="1.132cm">
              <text:p/>
            </draw:line>
            <draw:line draw:style-name="gr1" draw:text-style-name="P1" draw:layer="layout" svg:x1="4.031cm" svg:y1="4.601cm" svg:x2="4.03cm" svg:y2="5.449cm">
              <text:p/>
            </draw:line>
            <draw:g>
              <draw:rect draw:style-name="gr5" draw:text-style-name="P3" draw:layer="layout" svg:width="1.426cm" svg:height="0.494cm" svg:x="7.879cm" svg:y="3.037cm">
                <text:p/>
              </draw:rect>
              <draw:frame draw:style-name="gr4" draw:text-style-name="P5" draw:layer="layout" svg:width="1.488cm" svg:height="0.645cm" svg:x="7.865cm" svg:y="2.962cm">
                <draw:text-box>
                  <text:p text:style-name="P4"><text:span text:style-name="T1">arctan</text:span></text:p>
                </draw:text-box>
              </draw:frame>
            </draw:g>
            <draw:polyline draw:style-name="gr10" draw:text-style-name="P8" draw:layer="layout" svg:width="0.999cm" svg:height="2.226cm" svg:x="7.572cm" svg:y="0.79cm" svg:viewBox="0 0 1000 2227" draw:points="0,0 1000,0 1000,2227">
              <text:p/>
            </draw:polyline>
            <draw:line draw:style-name="gr1" draw:text-style-name="P1" draw:layer="layout" svg:x1="3.604cm" svg:y1="8.581cm" svg:x2="5.053cm" svg:y2="8.581cm">
              <text:p/>
            </draw:line>
            <draw:circle draw:style-name="gr11" draw:text-style-name="P8" draw:layer="layout" svg:width="0.094cm" svg:height="0.094cm" svg:x="4cm" svg:y="3.237cm">
              <text:p/>
            </draw:circle>
            <draw:polyline draw:style-name="gr10" draw:text-style-name="P8" draw:layer="layout" svg:width="0.999cm" svg:height="2.226cm" draw:transform="rotate (3.1415926535892) translate (8.57900000000264cm 5.772cm)" svg:viewBox="0 0 1000 2227" draw:points="1000,-11544 0,-11544 0,-9317">
              <text:p/>
            </draw:polyline>
            <draw:polyline draw:style-name="gr10" draw:text-style-name="P8" draw:layer="layout" svg:width="3.034cm" svg:height="4.99cm" svg:x="0.627cm" svg:y="0.81cm" svg:viewBox="0 0 3035 4991" draw:points="6,0 0,4991 3035,4991">
              <text:p/>
            </draw:polyline>
            <draw:circle draw:style-name="gr11" draw:text-style-name="P8" draw:layer="layout" svg:width="0.094cm" svg:height="0.094cm" svg:x="0.599cm" svg:y="0.742cm">
              <text:p/>
            </draw:circle>
            <draw:polyline draw:style-name="gr10" draw:text-style-name="P8" draw:layer="layout" svg:width="9.204cm" svg:height="5.318cm" svg:x="0.649cm" svg:y="3.289cm" svg:viewBox="0 0 9205 5319" draw:points="8654,0 9205,0 9205,3638 0,3638 0,5319 772,5319">
              <text:p/>
            </draw:polyline>
            <draw:g>
              <draw:g>
                <draw:g>
                  <draw:rect draw:style-name="gr2" draw:text-style-name="P1" draw:layer="layout" svg:width="2.143cm" svg:height="1.505cm" svg:x="1.451cm" svg:y="7.86cm">
                    <text:p/>
                  </draw:rect>
                  <draw:rect draw:style-name="gr3" draw:text-style-name="P1" draw:layer="layout" svg:width="2.143cm" svg:height="1.505cm" svg:x="1.402cm" svg:y="7.813cm">
                    <text:p/>
                  </draw:rect>
                </draw:g>
              </draw:g>
              <draw:frame draw:style-name="gr4" draw:text-style-name="P9" draw:layer="layout" svg:width="1.353cm" svg:height="0.645cm" svg:x="1.813cm" svg:y="8.267cm">
                <draw:text-box>
                  <text:p text:style-name="P2"><text:span text:style-name="T1">delay</text:span></text:p>
                </draw:text-box>
              </draw:frame>
            </draw:g>
            <draw:g>
              <draw:g>
                <draw:g>
                  <draw:g>
                    <draw:rect draw:style-name="gr2" draw:text-style-name="P1" draw:layer="layout" svg:width="2.143cm" svg:height="1.505cm" svg:x="7.239cm" svg:y="7.863cm">
                      <text:p/>
                    </draw:rect>
                    <draw:rect draw:style-name="gr3" draw:text-style-name="P1" draw:layer="layout" svg:width="2.143cm" svg:height="1.505cm" svg:x="7.19cm" svg:y="7.816cm">
                      <text:p/>
                    </draw:rect>
                  </draw:g>
                </draw:g>
                <draw:frame draw:style-name="gr4" draw:text-style-name="P1" draw:layer="layout" svg:width="1.789cm" svg:height="0.645cm" svg:x="7.401cm" svg:y="8.246cm">
                  <draw:text-box>
                    <text:p text:style-name="P2"><text:span text:style-name="T1">average</text:span></text:p>
                  </draw:text-box>
                </draw:frame>
              </draw:g>
            </draw:g>
            <draw:line draw:style-name="gr1" draw:text-style-name="P1" draw:layer="layout" svg:x1="5.394cm" svg:y1="6.934cm" svg:x2="5.392cm" svg:y2="8.22cm">
              <text:p/>
            </draw:line>
            <draw:circle draw:style-name="gr11" draw:text-style-name="P8" draw:layer="layout" svg:width="0.094cm" svg:height="0.094cm" svg:x="5.345cm" svg:y="6.885cm">
              <text:p/>
            </draw:circle>
            <draw:line draw:style-name="gr1" draw:text-style-name="P1" draw:layer="layout" svg:x1="5.749cm" svg:y1="8.569cm" svg:x2="7.198cm" svg:y2="8.569cm">
              <text:p/>
            </draw:line>
            <draw:line draw:style-name="gr1" draw:text-style-name="P1" draw:layer="layout" svg:x1="9.397cm" svg:y1="8.591cm" svg:x2="10.846cm" svg:y2="8.591cm">
              <text:p/>
            </draw:line>
            <draw:g>
              <draw:g>
                <draw:g>
                  <draw:rect draw:style-name="gr2" draw:text-style-name="P1" draw:layer="layout" svg:width="2.143cm" svg:height="1.505cm" svg:x="5.419cm" svg:y="5.069cm">
                    <text:p/>
                  </draw:rect>
                  <draw:rect draw:style-name="gr3" draw:text-style-name="P1" draw:layer="layout" svg:width="2.143cm" svg:height="1.505cm" svg:x="5.37cm" svg:y="5.022cm">
                    <text:p/>
                  </draw:rect>
                </draw:g>
              </draw:g>
              <draw:frame draw:style-name="gr4" draw:text-style-name="P1" draw:layer="layout" svg:width="1.891cm" svg:height="1.039cm" svg:x="5.544cm" svg:y="5.279cm">
                <draw:text-box>
                  <text:p text:style-name="P2"><text:span text:style-name="T1">low-pass</text:span></text:p>
                  <text:p text:style-name="P2"><text:span text:style-name="T1">filter</text:span></text:p>
                </draw:text-box>
              </draw:fram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Tahoma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9cm" fo:page-height="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06-09-23T16:44:32</meta:creation-date>
    <dc:date>2011-04-23T20:48:27</dc:date>
    <dc:language>cs-CZ</dc:language>
    <meta:editing-cycles>5</meta:editing-cycles>
    <meta:editing-duration>PT04H59M58S</meta:editing-duration>
    <dc:creator>BruXy </dc:creator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